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atum@tatum-VirtualBox:~$ cd Desktop</text:p>
      <text:p text:style-name="Standard">tatum@tatum-VirtualBox:~/Desktop$ make</text:p>
      <text:p text:style-name="Standard">make -C /lib/modules/6.2.0-37-generic/build M=/home/tatum/Desktop modules</text:p>
      <text:p text:style-name="Standard">make[1]: Entering directory '/usr/src/linux-headers-6.2.0-37-generic'</text:p>
      <text:p text:style-name="Standard">warning: the compiler differs from the one used to build the kernel</text:p>
      <text:p text:style-name="Standard"><text:s text:c="2"/>The kernel was built by: x86_64-linux-gnu-gcc-11 (Ubuntu 11.4.0-1ubuntu1~22.04) 11.4.0</text:p>
      <text:p text:style-name="Standard"><text:s text:c="2"/>You are using: <text:s text:c="10"/>gcc-11 (Ubuntu 11.4.0-1ubuntu1~22.04) 11.4.0</text:p>
      <text:p text:style-name="Standard"><text:s text:c="2"/>CC [M] <text:s/>/home/tatum/Desktop/kernelMod.o</text:p>
      <text:p text:style-name="Standard"><text:s text:c="2"/>MODPOST /home/tatum/Desktop/Module.symvers</text:p>
      <text:p text:style-name="Standard"><text:s text:c="2"/>CC [M] <text:s/>/home/tatum/Desktop/kernelMod.mod.o</text:p>
      <text:p text:style-name="Standard"><text:s text:c="2"/>LD [M] <text:s/>/home/tatum/Desktop/kernelMod.ko</text:p>
      <text:p text:style-name="Standard"><text:s text:c="2"/>BTF [M] /home/tatum/Desktop/kernelMod.ko</text:p>
      <text:p text:style-name="Standard">Skipping BTF generation for /home/tatum/Desktop/kernelMod.ko due to unavailability of vmlinux</text:p>
      <text:p text:style-name="Standard">make[1]: Leaving directory '/usr/src/linux-headers-6.2.0-37-generic'</text:p>
      <text:p text:style-name="Standard">tatum@tatum-VirtualBox:~/Desktop$ sudo insmod kernelMod.ko</text:p>
      <text:p text:style-name="Standard">[sudo] password for tatum: </text:p>
      <text:p text:style-name="Standard">tatum@tatum-VirtualBox:~/Desktop$ dmesg | tail</text:p>
      <text:p text:style-name="Standard">dmesg: read kernel buffer failed: Operation not permitted</text:p>
      <text:p text:style-name="Standard">tatum@tatum-VirtualBox:~/Desktop$ dmesg | tail</text:p>
      <text:p text:style-name="Standard">dmesg: read kernel buffer failed: Operation not permitted</text:p>
      <text:p text:style-name="Standard">tatum@tatum-VirtualBox:~/Desktop$ sudo dmesg | tail</text:p>
      <text:p text:style-name="Standard">[62819.525651] TCP Packet</text:p>
      <text:p text:style-name="Standard">[62819.525652] Source Port: 443</text:p>
      <text:p text:style-name="Standard">[62819.526296] TCP Packet</text:p>
      <text:p text:style-name="Standard">[62819.526297] Source Port: 443</text:p>
      <text:p text:style-name="Standard">[62820.811208] TCP Packet</text:p>
      <text:p text:style-name="Standard">[62820.811210] Source Port: 443</text:p>
      <text:p text:style-name="Standard">[62820.913506] TCP Packet</text:p>
      <text:p text:style-name="Standard">[62820.913509] Source Port: 443</text:p>
      <text:p text:style-name="Standard">[62826.916095] TCP Packet</text:p>
      <text:p text:style-name="Standard">[62826.916098] Source Port: 443</text:p>
      <text:p text:style-name="Standard">tatum@tatum-VirtualBox:~/Desktop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4:18:40.879088797</meta:creation-date>
    <dc:date>2023-12-12T14:19:30.852031016</dc:date>
    <meta:editing-duration>PT50S</meta:editing-duration>
    <meta:editing-cycles>1</meta:editing-cycles>
    <meta:document-statistic meta:table-count="0" meta:image-count="0" meta:object-count="0" meta:page-count="1" meta:paragraph-count="32" meta:word-count="143" meta:character-count="1473" meta:non-whitespace-character-count="1333"/>
    <meta:generator>LibreOffice/7.3.7.2$Linux_X86_64 LibreOffice_project/30$Build-2</meta:generator>
  </office:meta>
</office:document-meta>
</file>